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 table:number-columns-repeated="5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 table:number-columns-repeated="5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 table:number-columns-repeated="5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Dictionary 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m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number-columns-repeated="4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8" office:value-type="string">
            <text:p>PREVENT_POPUP_OVERLAP</text:p>
          </table:table-cell>
          <table:table-cell table:style-name="ce28" office:value-type="string">
            <text:p>Prevent Popup Overlapping Selection</text:p>
          </table:table-cell>
          <table:table-cell table:style-name="ce28"/>
          <table:table-cell table:style-name="ce28" office:value-type="string">
            <text:p>Keine Überlappung Auswahl/Popup</text:p>
          </table:table-cell>
          <table:table-cell table:style-name="ce28"/>
          <table:table-cell table:style-name="ce28" office:value-type="string">
            <text:p>Evita superposición de Popups</text:p>
          </table:table-cell>
          <table:table-cell table:style-name="ce28" office:value-type="string">
            <text:p>Empecher la superposition du popup</text:p>
          </table:table-cell>
          <table:table-cell table:number-columns-repeated="2" table:style-name="ce28"/>
          <table:table-cell table:style-name="ce28" office:value-type="string">
            <text:p>Evita superposició de Popups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 office:value-type="string">
            <text:p>Çakışma Seçimini Popupla Önle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number-columns-repeated="2"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¿Entrar en el modo de Transferencia de Datos?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Entrar al mode de Transferència de Dades?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 table:number-columns-repeated="2"/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Diálogo Modo Transferencia de Datos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Dialeg Mode transferència USB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inas a próx. capítulo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a proper capítol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 table:number-columns-repeated="5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7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